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0.079cm" svg:height="9.659cm" svg:x="0cm" svg:y="0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08cm" fo:page-height="9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05T16:58:48</meta:creation-date>
    <dc:date>2011-01-06T11:46:21</dc:date>
    <meta:editing-duration>PT18H32M22S</meta:editing-duration>
    <meta:editing-cycles>1</meta:editing-cycles>
    <meta:document-statistic meta:object-count="1"/>
    <meta:generator>NeoOffice/3.1.2$Unix OpenOffice.org_project/Patch 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="solid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666666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cccccc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0.08cm" svg:height="9.66cm" chart:class="chart:bar" chart:style-name="ch1">
        <chart:title svg:x="4.885cm" svg:y="0.194cm" chart:style-name="ch2">
          <text:p>Evolução do Freshmeat.net ao na década de 2000</text:p>
        </chart:title>
        <chart:legend chart:legend-position="bottom" svg:x="5.504cm" svg:y="8.367cm" chart:style-name="ch3"/>
        <chart:plot-area chart:style-name="ch4" chart:data-source-has-labels="both" svg:x="0.601cm" svg:y="0.89cm" svg:width="18.677cm" svg:height="7.293cm">
          <chart:axis chart:dimension="x" chart:name="primary-x" chart:style-name="ch5">
            <chart:title svg:x="9.943cm" svg:y="7.804cm" chart:style-name="ch6">
              <text:p>Ano</text:p>
            </chart:title>
            <chart:categories table:cell-range-address="local-table.$A$2:.$A$11"/>
          </chart:axis>
          <chart:axis chart:dimension="y" chart:name="primary-y" chart:style-name="ch7">
            <chart:title svg:x="0.402cm" svg:y="5.071cm" chart:style-name="ch8">
              <text:p>Quantidade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nçamentos</text:p>
              </table:table-cell>
              <table:table-cell office:value-type="string">
                <text:p>Projetos</text:p>
              </table:table-cell>
              <table:table-cell office:value-type="string">
                <text:p>Projetos com 2 ou mais lançamentos</text:p>
              </table:table-cell>
            </table:table-row>
          </table:table-header-rows>
          <table:table-rows>
            <table:table-row>
              <table:table-cell office:value-type="string">
                <text:p>2001</text:p>
              </table:table-cell>
              <table:table-cell office:value-type="float" office:value="17291">
                <text:p>17291</text:p>
              </table:table-cell>
              <table:table-cell office:value-type="float" office:value="5327">
                <text:p>5327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3729">
                <text:p>23729</text:p>
              </table:table-cell>
              <table:table-cell office:value-type="float" office:value="7186">
                <text:p>7186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6427">
                <text:p>26427</text:p>
              </table:table-cell>
              <table:table-cell office:value-type="float" office:value="8622">
                <text:p>8622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7328">
                <text:p>27328</text:p>
              </table:table-cell>
              <table:table-cell office:value-type="float" office:value="8965">
                <text:p>8965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5843">
                <text:p>25843</text:p>
              </table:table-cell>
              <table:table-cell office:value-type="float" office:value="8872">
                <text:p>8872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3399">
                <text:p>23399</text:p>
              </table:table-cell>
              <table:table-cell office:value-type="float" office:value="7987">
                <text:p>798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521">
                <text:p>20521</text:p>
              </table:table-cell>
              <table:table-cell office:value-type="float" office:value="7244">
                <text:p>7244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8835">
                <text:p>18835</text:p>
              </table:table-cell>
              <table:table-cell office:value-type="float" office:value="6666">
                <text:p>6666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743">
                <text:p>16743</text:p>
              </table:table-cell>
              <table:table-cell office:value-type="float" office:value="5583">
                <text:p>558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4690">
                <text:p>14690</text:p>
              </table:table-cell>
              <table:table-cell office:value-type="float" office:value="4788">
                <text:p>4788</text:p>
              </table:table-cell>
              <table:table-cell office:value-type="float" office:value="1666">
                <text:p>1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